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fo:font-variant="normal" fo:text-transform="none" fo:color="#000000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var socketURI="/"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3T20:33:52.554507815</meta:creation-date>
    <dc:date>2014-03-03T20:34:27.175033815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8" meta:non-whitespace-character-count="17"/>
    <meta:generator>LibreOffice/4.1.3.2$Linux_X86_64 LibreOffice_project/410m0$Build-2</meta:generator>
  </office:meta>
</office:document-meta>
</file>